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2.19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3.291cm"/>
    </style:style>
    <style:style style:name="gr3" style:family="graphic" style:parent-style-name="standard">
      <style:graphic-properties draw:fill-color="#ff66ff" draw:textarea-horizontal-align="justify" draw:textarea-vertical-align="middle" draw:auto-grow-height="false" fo:min-height="0.15cm" fo:min-width="0.9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1.6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0.5cm"/>
    </style:style>
    <style:style style:name="gr6" style:family="graphic" style:parent-style-name="standard">
      <style:graphic-properties draw:fill-color="#ff66ff" draw:textarea-horizontal-align="justify" draw:textarea-vertical-align="middle" draw:auto-grow-height="false" fo:min-height="0.55cm" fo:min-width="0.5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55cm" fo:min-width="0.5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0.651cm" fo:min-width="4.8cm"/>
    </style:style>
    <style:style style:name="gr9" style:family="graphic" style:parent-style-name="standard">
      <style:graphic-properties draw:stroke="dash" draw:stroke-dash="Fine_20_Dashed" svg:stroke-width="0.1cm" svg:stroke-color="#000000" draw:marker-start-width="0.5cm" draw:marker-end-width="0.5cm" draw:fill="none" draw:fill-color="#ff66ff" draw:textarea-horizontal-align="justify" draw:textarea-vertical-align="middle" draw:auto-grow-height="false" fo:min-height="5.95cm" fo:min-width="12cm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249cm" fo:min-width="4.8cm"/>
    </style:style>
    <style:style style:name="gr11" style:family="graphic" style:parent-style-name="standard">
      <style:graphic-properties draw:fill-color="#cccc99" draw:textarea-horizontal-align="justify" draw:textarea-vertical-align="middle" draw:auto-grow-height="false" fo:min-height="0.55cm" fo:min-width="0.5cm"/>
    </style:style>
    <style:style style:name="gr12" style:family="graphic" style:parent-style-name="standard">
      <style:graphic-properties draw:fill-color="#ff66ff" draw:textarea-horizontal-align="justify" draw:textarea-vertical-align="middle" draw:auto-grow-height="false" fo:min-height="0.651cm" fo:min-width="4.8cm"/>
    </style:style>
    <style:style style:name="gr13" style:family="graphic" style:parent-style-name="standard">
      <style:graphic-properties draw:fill-color="#cccc99" draw:textarea-horizontal-align="justify" draw:textarea-vertical-align="middle" draw:auto-grow-height="false" fo:min-height="0.651cm" fo:min-width="4.8cm"/>
    </style:style>
    <style:style style:name="gr14" style:family="graphic" style:parent-style-name="objectwithoutfill">
      <style:graphic-properties draw:marker-end="Arrow" draw:fill="none" draw:fill-color="#ff66ff" draw:textarea-vertical-align="middle"/>
    </style:style>
    <style:style style:name="gr15" style:family="graphic" style:parent-style-name="objectwithoutfill">
      <style:graphic-properties draw:marker-end="Arrow" draw:marker-end-width="0.3cm" draw:fill="none" draw:fill-color="#ff66ff" draw:textarea-vertical-align="middle"/>
    </style:style>
    <style:style style:name="gr16" style:family="graphic" style:parent-style-name="standard">
      <style:graphic-properties draw:fill-color="#ff66ff" draw:textarea-vertical-align="middle" draw:auto-grow-height="false" fo:min-height="2.35cm" fo:min-width="3.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66ff"/>
      <style:paragraph-properties fo:text-align="center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cc00"/>
      <style:paragraph-properties fo:text-align="start"/>
    </style:style>
    <style:style style:name="P7" style:family="paragraph">
      <loext:graphic-properties draw:fill="none" draw:fill-color="#ff66ff"/>
      <style:paragraph-properties fo:text-align="center"/>
    </style:style>
    <style:style style:name="P8" style:family="paragraph">
      <loext:graphic-properties draw:fill-color="#cccc99"/>
      <style:paragraph-properties fo:text-align="center"/>
    </style:style>
    <style:style style:name="P9" style:family="paragraph">
      <loext:graphic-properties draw:fill-color="#ff66ff"/>
      <style:paragraph-properties fo:text-align="start"/>
    </style:style>
    <style:style style:name="P10" style:family="paragraph">
      <loext:graphic-properties draw:fill-color="#cccc99"/>
      <style:paragraph-properties fo:text-align="start"/>
    </style:style>
    <style:style style:name="P11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691cm" svg:height="1.2cm" svg:x="25.109cm" svg:y="14.902cm">
          <text:p text:style-name="P1"><text:span text:style-name="T1">True</text:span></text:p>
          <text:p text:style-name="P1"><text:span text:style-name="T1">(valid tx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91cm" svg:height="1.2cm" svg:x="19.009cm" svg:y="14.902cm">
          <text:p text:style-name="P1"><text:span text:style-name="T1">False</text:span></text:p>
          <text:p text:style-name="P1"><text:span text:style-name="T1">(invalid tx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91cm" svg:height="1.2cm" svg:x="21.509cm" svg:y="12.502cm">
          <text:p text:style-name="P1"><text:span text:style-name="T1">run 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91cm" svg:height="1.2cm" svg:x="18.309cm" svg:y="6.402cm">
          <text:p text:style-name="P1"><text:span text:style-name="T1">has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cm" svg:height="0.8cm" svg:x="19.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1cm" svg:height="1.2cm" svg:x="2.4cm" svg:y="6.802cm">
          <text:p text:style-name="P1">UTX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2cm" svg:x="15cm" svg:y="6.402cm">
          <text:p text:style-name="P1">Output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91cm" svg:height="1.2cm" svg:x="11.309cm" svg:y="5.202cm">
          <text:p text:style-name="P1">Transac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2cm" svg:x="7.6cm" svg:y="19.701cm">
          <text:p text:style-name="P1">contrac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8cm" svg:x="6.3cm" svg:y="1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2cm" svg:x="3.212cm" svg:y="19.701cm">
          <text:p text:style-name="P1">amount 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0.8cm" svg:x="1.9cm" svg:y="1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2cm" svg:x="8.8cm" svg:y="6.402cm">
          <text:p text:style-name="P1">Inpu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2cm" svg:x="11.715cm" svg:y="19.701cm">
          <text:p text:style-name="P1">proof <text:s text:c="3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8cm" svg:x="10.403cm" svg:y="1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cm" svg:height="0.901cm" svg:x="7.3cm" svg:y="11.299cm">
          <text:p text:style-name="P5"><text:span text:style-name="T1">Alice’s signa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2.6cm" svg:height="6.3cm" svg:x="6.8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5.3cm" svg:height="2.499cm" svg:x="21cm" svg:y="8.199cm">
          <text:p text:style-name="P5"><text:span text:style-name="T1">Return true if</text:span></text:p>
          <text:p text:style-name="P5"><text:span text:style-name="T1">Signature verifies </text:span></text:p>
          <text:p text:style-name="P5"><text:span text:style-name="T1">with public key </text:span><text:span text:style-name="T2">Alic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cm" svg:height="0.901cm" svg:x="21cm" svg:y="10.898cm">
          <text:p text:style-name="P5"><text:span text:style-name="T1">Alice’s signa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2cm" svg:x="15.715cm" svg:y="19.701cm">
          <text:p text:style-name="P1">hash <text:s text:c="3"/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cm" svg:height="0.8cm" svg:x="14.503cm" svg:y="19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3cm" svg:height="2.499cm" svg:x="0.8cm" svg:y="8.8cm">
          <text:p text:style-name="P5"><text:span text:style-name="T1">Return true if</text:span></text:p>
          <text:p text:style-name="P5"><text:span text:style-name="T1">Signature verifies </text:span></text:p>
          <text:p text:style-name="P5"><text:span text:style-name="T1">with public key </text:span><text:span text:style-name="T2">Al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cm" svg:height="0.901cm" svg:x="0.8cm" svg:y="7.899cm">
          <text:p text:style-name="P5"><text:span text:style-name="T1">10000000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3cm" svg:height="0.901cm" svg:x="21cm" svg:y="7.102cm">
          <text:p text:style-name="P5"><text:span text:style-name="T1">Transaction hash</text:span></text:p>
          <draw:enhanced-geometry svg:viewBox="0 0 21600 21600" draw:type="rectangle" draw:enhanced-path="M 0 0 L 21600 0 21600 21600 0 21600 0 0 Z N"/>
        </draw:custom-shape>
        <draw:path draw:style-name="gr14" draw:text-style-name="P7" draw:layer="layout" svg:width="10.728cm" svg:height="6.347cm" draw:transform="skewX (-0.121998514714404) rotate (-0.544193660771833) translate (13.9207472198273cm 6.34522536779702cm)" svg:viewBox="0 0 10729 6348" svg:d="M0 6348c6474 1 10729-6348 10729-6348">
          <text:p/>
        </draw:path>
        <draw:custom-shape draw:style-name="gr2" draw:text-style-name="P2" draw:layer="layout" svg:width="3.791cm" svg:height="1.2cm" svg:x="21.709cm" svg:y="5.202cm">
          <text:p text:style-name="P1">Verificatio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3cm" svg:height="2.499cm" svg:x="7.3cm" svg:y="8.801cm">
          <text:p text:style-name="P5"><text:span text:style-name="T1">Return true if</text:span></text:p>
          <text:p text:style-name="P5"><text:span text:style-name="T1">Signature verifies </text:span></text:p>
          <text:p text:style-name="P5"><text:span text:style-name="T1">with public key </text:span><text:span text:style-name="T2">Al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cm" svg:height="0.901cm" svg:x="7.3cm" svg:y="7.9cm">
          <text:p text:style-name="P5"><text:span text:style-name="T1">100000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3cm" svg:height="2.499cm" svg:x="13.6cm" svg:y="8.801cm">
          <text:p text:style-name="P5"><text:span text:style-name="T1">Return true if</text:span></text:p>
          <text:p text:style-name="P5"><text:span text:style-name="T1">Signature verifies </text:span></text:p>
          <text:p text:style-name="P5"><text:span text:style-name="T1">with public key </text:span><text:span text:style-name="T2">Bo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cm" svg:height="0.901cm" svg:x="13.6cm" svg:y="7.9cm">
          <text:p text:style-name="P5"><text:span text:style-name="T1">100000000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6.1cm" svg:y1="9.6cm" svg:x2="7.4cm" svg:y2="9.6cm">
          <text:p/>
        </draw:line>
        <draw:custom-shape draw:style-name="gr16" draw:text-style-name="P3" draw:layer="layout" svg:width="3.6cm" svg:height="2.6cm" svg:x="21.7cm" svg:y="13.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12:50:05.452640730</meta:creation-date>
    <dc:date>2019-07-27T15:27:14.435793598</dc:date>
    <meta:editing-duration>PT1H36M38S</meta:editing-duration>
    <meta:editing-cycles>31</meta:editing-cycles>
    <meta:generator>LibreOffice/5.1.6.2$Linux_X86_64 LibreOffice_project/10m0$Build-2</meta:generator>
    <meta:document-statistic meta:object-count="55"/>
  </office:meta>
</office:document-meta>
</file>